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oboto" svg:font-family="Roboto" style:font-adornments="Regular" style:font-pitch="variable"/>
    <style:font-face style:name="Roboto Condensed" svg:font-family="'Roboto Condensed'" style:font-adornments="Bold" style:font-pitch="variable"/>
    <style:font-face style:name="Roboto Condensed1" svg:font-family="'Roboto Condensed'" style:font-adornments="Bold Italic" style:font-pitch="variable"/>
    <style:font-face style:name="Roboto Condensed2" svg:font-family="'Roboto Condensed'" style:font-adornments="Regular" style:font-pitch="variable"/>
  </office:font-face-decls>
  <office:automatic-styles>
    <style:style style:name="P1" style:family="paragraph" style:parent-style-name="Text_20_body">
      <style:text-properties fo:font-style="italic" officeooo:rsid="0016757a" officeooo:paragraph-rsid="0016757a" style:font-style-asian="italic" style:font-style-complex="italic"/>
    </style:style>
    <style:style style:name="P2" style:family="paragraph" style:parent-style-name="Text_20_body">
      <style:text-properties fo:font-style="italic" officeooo:rsid="001a302d" officeooo:paragraph-rsid="001a302d" style:font-style-asian="italic" style:font-style-complex="italic"/>
    </style:style>
    <style:style style:name="P3" style:family="paragraph" style:parent-style-name="Title">
      <style:text-properties officeooo:rsid="001a302d" officeooo:paragraph-rsid="001a302d"/>
    </style:style>
    <style:style style:name="P4" style:family="paragraph" style:parent-style-name="Text_20_body">
      <style:text-properties officeooo:rsid="001a302d" officeooo:paragraph-rsid="0016757a"/>
    </style:style>
    <style:style style:name="P5" style:family="paragraph" style:parent-style-name="Text_20_body">
      <style:text-properties officeooo:rsid="001f60dd" officeooo:paragraph-rsid="001f60dd"/>
    </style:style>
    <style:style style:name="P6" style:family="paragraph" style:parent-style-name="Text_20_body">
      <style:text-properties officeooo:paragraph-rsid="0016757a"/>
    </style:style>
    <style:style style:name="P7" style:family="paragraph" style:parent-style-name="Heading_20_1">
      <style:text-properties officeooo:paragraph-rsid="0016757a"/>
    </style:style>
    <style:style style:name="P8" style:family="paragraph" style:parent-style-name="Heading_20_1">
      <style:text-properties officeooo:rsid="001f60dd" officeooo:paragraph-rsid="001f60dd"/>
    </style:style>
    <style:style style:name="P9" style:family="paragraph" style:parent-style-name="Heading_20_2">
      <style:text-properties officeooo:rsid="001f60dd" officeooo:paragraph-rsid="001f60dd"/>
    </style:style>
    <style:style style:name="P10" style:family="paragraph" style:parent-style-name="Heading_20_3">
      <style:text-properties officeooo:rsid="0016757a" officeooo:paragraph-rsid="0016757a"/>
    </style:style>
    <style:style style:name="P11" style:family="paragraph" style:parent-style-name="Text_20_body">
      <style:text-properties fo:font-style="normal" officeooo:rsid="001f60dd" officeooo:paragraph-rsid="001f60dd" style:font-style-asian="normal" style:font-style-complex="normal"/>
    </style:style>
    <style:style style:name="P12" style:family="paragraph" style:parent-style-name="Text_20_body">
      <style:text-properties officeooo:rsid="001f60dd" officeooo:paragraph-rsid="001f60dd"/>
    </style:style>
    <style:style style:name="P13" style:family="paragraph" style:parent-style-name="Text_20_body">
      <style:text-properties officeooo:rsid="0021212e" officeooo:paragraph-rsid="0021212e"/>
    </style:style>
    <style:style style:name="P14" style:family="paragraph" style:parent-style-name="Text_20_body">
      <style:text-properties officeooo:rsid="0021212e" officeooo:paragraph-rsid="0023f326"/>
    </style:style>
    <style:style style:name="P15" style:family="paragraph" style:parent-style-name="Text_20_body">
      <style:text-properties officeooo:rsid="0022027a" officeooo:paragraph-rsid="0022027a"/>
    </style:style>
    <style:style style:name="P16" style:family="paragraph" style:parent-style-name="Text_20_body">
      <style:text-properties officeooo:rsid="0023f326" officeooo:paragraph-rsid="0023f326"/>
    </style:style>
    <style:style style:name="P17" style:family="paragraph" style:parent-style-name="Text_20_body">
      <style:text-properties officeooo:rsid="00250172" officeooo:paragraph-rsid="00250172"/>
    </style:style>
    <style:style style:name="P18" style:family="paragraph" style:parent-style-name="Text_20_body">
      <style:text-properties officeooo:rsid="0028e79e" officeooo:paragraph-rsid="0028e79e"/>
    </style:style>
    <style:style style:name="T1" style:family="text">
      <style:text-properties officeooo:rsid="0016757a"/>
    </style:style>
    <style:style style:name="T2" style:family="text">
      <style:text-properties officeooo:rsid="001a302d"/>
    </style:style>
    <style:style style:name="T3" style:family="text">
      <style:text-properties officeooo:rsid="001c3e1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21212e"/>
    </style:style>
    <style:style style:name="T7" style:family="text">
      <style:text-properties officeooo:rsid="0022027a"/>
    </style:style>
    <style:style style:name="T8" style:family="text">
      <style:text-properties officeooo:rsid="0023f32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ARIA SDK – User Manual</text:span> </text:p>
      <text:h text:style-name="Heading_20_1" text:outline-level="1">1.<text:span text:style-name="T3">Document History</text:span></text:h>
      <text:p text:style-name="P4">Blablabla</text:p>
      <text:p text:style-name="P1"/>
      <text:h text:style-name="P7" text:outline-level="1"><text:span text:style-name="T1">2</text:span>.<text:span text:style-name="T2">Heading2</text:span></text:h>
      <text:p text:style-name="P2">blabla</text:p>
      <text:p text:style-name="P1"/>
      <text:h text:style-name="P10" text:outline-level="3">2.1 Edit Reconfigure</text:h>
      <text:p text:style-name="P6"/>
      <text:h text:style-name="P8" text:outline-level="1">3. Direction Focusing</text:h>
      <text:p text:style-name="P5">The “direction focusing calculation” is done as follows: we define the “normalized” power waves:</text:p>
      <text:p text:style-name="P5"><draw:frame draw:style-name="fr1" draw:name="Object1" text:anchor-type="as-char" svg:y="-0.2728in" svg:width="1.2866in" svg:height="0.454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draw:frame draw:style-name="fr1" draw:name="Object2" text:anchor-type="as-char" svg:y="-0.2728in" svg:width="1.2965in" svg:height="0.454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3">It is straightforward <text:span text:style-name="T8">to show </text:span>that the Poyting vector is:</text:p>
      <text:p text:style-name="P13"><draw:frame draw:style-name="fr1" draw:name="Object5" text:anchor-type="as-char" svg:y="-0.1728in" svg:width="2.172in" svg:height="0.23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">We also introduce “polarized <text:span text:style-name="T6">directivity</text:span>” <text:span text:style-name="T6">where we split the directivity according to the corresponding field component.</text:span></text:p>
      <text:p text:style-name="P13">First we calculate the total transmitted “<text:span text:style-name="T7">power” (actually this is not power)</text:span></text:p>
      <text:p text:style-name="P5"><draw:frame draw:style-name="fr1" draw:name="Object6" text:anchor-type="as-char" svg:y="-0.2937in" svg:width="2.522in" svg:height="0.474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"><draw:frame draw:style-name="fr1" draw:name="Object7" text:anchor-type="as-char" svg:y="-0.2929in" svg:width="2.5453in" svg:height="0.468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5">Then we introduce the normalized directivities</text:p>
      <text:p text:style-name="P5"><text:soft-page-break/><draw:frame draw:style-name="fr1" draw:name="Object8" text:anchor-type="as-char" svg:y="-0.2835in" svg:width="1.6173in" svg:height="0.45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,</text:p>
      <text:p text:style-name="P5"><draw:frame draw:style-name="fr1" draw:name="Object9" text:anchor-type="as-char" svg:y="-0.2835in" svg:width="1.6173in" svg:height="0.45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4">It is straightforward that the <text:span text:style-name="T8">overall directivity</text:span> is:</text:p>
      <text:p text:style-name="P14"><draw:frame draw:style-name="fr1" draw:name="Object10" text:anchor-type="as-char" svg:y="-0.1728in" svg:width="2.1181in" svg:height="0.233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6">Similarly, we introduce normalize effective areas:</text:p>
      <text:p text:style-name="P16"><draw:frame draw:style-name="fr1" draw:name="Object11" text:anchor-type="as-char" svg:y="-0.2445in" svg:width="1.6646in" svg:height="0.40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6"><draw:frame draw:style-name="fr1" draw:name="Object12" text:anchor-type="as-char" svg:y="-0.2445in" svg:width="1.6744in" svg:height="0.40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6"/>
      <text:p text:style-name="Text_20_body"><draw:frame draw:style-name="fr1" draw:name="Object4" text:anchor-type="as-char" svg:y="-0.3028in" svg:width="2.2508in" svg:height="0.47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"/>
      <text:p text:style-name="P5">When combining Tx/Rx antennas, the RMS voltage per each <text:span text:style-name="T4">i (Tx), j (Rx) </text:span><text:span text:style-name="T5">combination comes from the following equation:</text:span></text:p>
      <text:p text:style-name="P11"><draw:frame draw:style-name="fr1" draw:name="Object3" text:anchor-type="as-char" svg:y="-0.2827in" svg:width="4.6118in" svg:height="0.472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7">The output beamformed voltage is therefore</text:p>
      <text:p text:style-name="P17"><draw:frame draw:style-name="fr1" draw:name="Object13" text:anchor-type="as-char" svg:y="-0.2819in" svg:width="1.561in" svg:height="0.45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8">If </text:p>
      <text:h text:style-name="P9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oboto" svg:font-family="Roboto" style:font-adornments="Regular" style:font-pitch="variable"/>
    <style:font-face style:name="Roboto Condensed" svg:font-family="'Roboto Condensed'" style:font-adornments="Bold" style:font-pitch="variable"/>
    <style:font-face style:name="Roboto Condensed1" svg:font-family="'Roboto Condensed'" style:font-adornments="Bold Italic" style:font-pitch="variable"/>
    <style:font-face style:name="Roboto Condensed2" svg:font-family="'Roboto Condensed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Roboto" fo:font-family="Roboto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Roboto Condensed2" fo:font-family="'Roboto Condensed'" style:font-style-name="Regular" style:font-pitch="variable" fo:font-size="2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Roboto Condensed" fo:font-family="'Roboto Condensed'" style:font-style-name="Bold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Roboto Condensed" fo:font-family="'Roboto Condensed'" style:font-style-name="Bold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Roboto Condensed" fo:font-family="'Roboto Condensed'" style:font-style-name="Bold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Roboto Condensed1" fo:font-family="'Roboto Condensed'" style:font-style-name="Bold Italic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Roboto Condensed2" fo:font-family="'Roboto Condensed'" style:font-style-name="Regular" style:font-pitch="variable"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0:28:10.703319199</meta:creation-date>
    <meta:editing-duration>PT2H39M24S</meta:editing-duration>
    <meta:editing-cycles>6</meta:editing-cycles>
    <meta:generator>LibreOffice/24.2.2.2$Linux_X86_64 LibreOffice_project/d56cc158d8a96260b836f100ef4b4ef25d6f1a01</meta:generator>
    <dc:date>2024-04-06T18:37:45.605197000</dc:date>
    <meta:document-statistic meta:table-count="0" meta:image-count="0" meta:object-count="13" meta:page-count="2" meta:paragraph-count="30" meta:word-count="118" meta:character-count="796" meta:non-whitespace-character-count="694"/>
  </office:meta>
</office:document-meta>
</file>

<file path=Object 1/content.xml><?xml version="1.0" encoding="utf-8"?>
<math xmlns="http://www.w3.org/1998/Math/MathML" display="block">
  <semantics>
    <mrow>
      <msub>
        <mi>σ</mi>
        <mi>θ</mi>
      </msub>
      <mrow>
        <mrow>
          <mo fence="true" form="prefix" stretchy="false">(</mo>
          <mrow>
            <mrow>
              <mi>θ</mi>
              <mi>,</mi>
              <mi>ϕ</mi>
            </mrow>
          </mrow>
          <mo fence="true" form="postfix" stretchy="false">)</mo>
        </mrow>
        <mo stretchy="false">=</mo>
        <mfrac>
          <mrow>
            <msub>
              <mi>E</mi>
              <mi>θ</mi>
            </msub>
            <mrow>
              <mo fence="true" form="prefix" stretchy="false">(</mo>
              <mrow>
                <mrow>
                  <mi>θ</mi>
                  <mi>,</mi>
                  <mi>ϕ</mi>
                </mrow>
              </mrow>
              <mo fence="true" form="postfix" stretchy="false">)</mo>
            </mrow>
          </mrow>
          <msqrt>
            <mrow>
              <mo fence="true" form="prefix" stretchy="false">(</mo>
              <mrow>
                <mi>η</mi>
              </mrow>
              <mo fence="true" form="postfix" stretchy="false">)</mo>
            </mrow>
          </msqrt>
        </mfrac>
      </mrow>
    </mrow>
    <annotation encoding="StarMath 5.0">%sigma_%theta (%theta,%phi) = {E _ { %theta }(%theta,%phi)} over sqrt(%eta ) </annotation>
  </semantics>
</math>
</file>

<file path=Object 10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row>
              <mi>θ</mi>
              <mi>,</mi>
              <mi>ϕ</mi>
            </mrow>
          </mrow>
          <mo fence="true" form="postfix" stretchy="false">)</mo>
        </mrow>
        <mo stretchy="false">=</mo>
        <mrow>
          <msup>
            <mrow>
              <mo fence="true" form="prefix" stretchy="false">|</mo>
              <mrow>
                <mrow>
                  <msub>
                    <mi>d</mi>
                    <mi>θ</mi>
                  </msub>
                  <mrow>
                    <mo fence="true" form="prefix" stretchy="false">(</mo>
                    <mrow>
                      <mrow>
                        <mi>θ</mi>
                        <mi>,</mi>
                        <mi>ϕ</mi>
                      </mrow>
                    </mrow>
                    <mo fence="true" form="postfix" stretchy="false">)</mo>
                  </mrow>
                </mrow>
              </mrow>
              <mo fence="true" form="postfix" stretchy="false">|</mo>
            </mrow>
            <mn>2</mn>
          </msup>
          <mo stretchy="false">+</mo>
          <msup>
            <mrow>
              <mo fence="true" form="prefix" stretchy="false">|</mo>
              <mrow>
                <mrow>
                  <msub>
                    <mi>d</mi>
                    <mi>ϕ</mi>
                  </msub>
                  <mrow>
                    <mo fence="true" form="prefix" stretchy="false">(</mo>
                    <mrow>
                      <mrow>
                        <mi>θ</mi>
                        <mi>,</mi>
                        <mi>ϕ</mi>
                      </mrow>
                    </mrow>
                    <mo fence="true" form="postfix" stretchy="false">)</mo>
                  </mrow>
                </mrow>
              </mrow>
              <mo fence="true" form="postfix" stretchy="false">|</mo>
            </mrow>
            <mn>2</mn>
          </msup>
        </mrow>
      </mrow>
    </mrow>
    <annotation encoding="StarMath 5.0">D (%theta,%phi) = lline d_%theta (%theta,%phi) rline^2 + lline d_%phi (%theta,%phi) rline^2</annotation>
  </semantics>
</math>
</file>

<file path=Object 11/content.xml><?xml version="1.0" encoding="utf-8"?>
<math xmlns="http://www.w3.org/1998/Math/MathML" display="block">
  <semantics>
    <mrow>
      <msub>
        <mi mathvariant="italic">ae</mi>
        <mi>θ</mi>
      </msub>
      <mrow>
        <mrow>
          <mo fence="true" form="prefix" stretchy="false">(</mo>
          <mrow>
            <mrow>
              <mi>θ</mi>
              <mi>,</mi>
              <mi>ϕ</mi>
            </mrow>
          </mrow>
          <mo fence="true" form="postfix" stretchy="false">)</mo>
        </mrow>
        <mo stretchy="false">=</mo>
        <msub>
          <mi>d</mi>
          <mi>θ</mi>
        </msub>
      </mrow>
      <mrow>
        <mo fence="true" form="prefix" stretchy="false">(</mo>
        <mrow>
          <mrow>
            <mi>θ</mi>
            <mi>,</mi>
            <mi>ϕ</mi>
          </mrow>
        </mrow>
        <mo fence="true" form="postfix" stretchy="false">)</mo>
      </mrow>
      <mfrac>
        <mi>λ</mi>
        <msqrt>
          <mrow>
            <mn>4</mn>
            <mi>π</mi>
          </mrow>
        </msqrt>
      </mfrac>
    </mrow>
    <annotation encoding="StarMath 5.0">ae_%theta(%theta,%phi)=d_%theta(%theta,%phi)  {{%lambda} over {sqrt{4%pi}}} 
</annotation>
  </semantics>
</math>
</file>

<file path=Object 12/content.xml><?xml version="1.0" encoding="utf-8"?>
<math xmlns="http://www.w3.org/1998/Math/MathML" display="block">
  <semantics>
    <mrow>
      <msub>
        <mi mathvariant="italic">ae</mi>
        <mi>ϕ</mi>
      </msub>
      <mrow>
        <mrow>
          <mo fence="true" form="prefix" stretchy="false">(</mo>
          <mrow>
            <mrow>
              <mi>θ</mi>
              <mi>,</mi>
              <mi>ϕ</mi>
            </mrow>
          </mrow>
          <mo fence="true" form="postfix" stretchy="false">)</mo>
        </mrow>
        <mo stretchy="false">=</mo>
        <msub>
          <mi>d</mi>
          <mi>ϕ</mi>
        </msub>
      </mrow>
      <mrow>
        <mo fence="true" form="prefix" stretchy="false">(</mo>
        <mrow>
          <mrow>
            <mi>θ</mi>
            <mi>,</mi>
            <mi>ϕ</mi>
          </mrow>
        </mrow>
        <mo fence="true" form="postfix" stretchy="false">)</mo>
      </mrow>
      <mfrac>
        <mi>λ</mi>
        <msqrt>
          <mrow>
            <mn>4</mn>
            <mi>π</mi>
          </mrow>
        </msqrt>
      </mfrac>
    </mrow>
    <annotation encoding="StarMath 5.0">ae_%phi(%theta,%phi)=d_%phi(%theta,%phi)  {{%lambda} over {sqrt{4%pi}}} 
</annotation>
  </semantics>
</math>
</file>

<file path=Object 13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row>
              <mi>θ</mi>
              <mi>,</mi>
              <mi>ϕ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 mathvariant="italic">nTx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n>0</mn>
              </mrow>
              <mrow>
                <mi mathvariant="italic">nRx</mi>
                <mo stretchy="false">−</mo>
                <mn>1</mn>
              </mrow>
            </munderover>
            <msub>
              <mi>v</mi>
              <mrow>
                <mo fence="true" form="prefix" stretchy="false">(</mo>
                <mrow>
                  <mrow>
                    <mi>i</mi>
                    <mi>,</mi>
                    <mi>j</mi>
                  </mrow>
                </mrow>
                <mo fence="true" form="postfix" stretchy="false">)</mo>
              </mrow>
            </msub>
          </mrow>
        </mrow>
      </mrow>
    </mrow>
    <annotation encoding="StarMath 5.0">v(%theta,%phi) = {{ sum to { nTx-1 } from { i=0 } sum to { nRx-1 } from { j=0 } v_(i,j)} } </annotation>
  </semantics>
</math>
</file>

<file path=Object 2/content.xml><?xml version="1.0" encoding="utf-8"?>
<math xmlns="http://www.w3.org/1998/Math/MathML" display="block">
  <semantics>
    <mrow>
      <msub>
        <mi>σ</mi>
        <mi>ϕ</mi>
      </msub>
      <mrow>
        <mrow>
          <mo fence="true" form="prefix" stretchy="false">(</mo>
          <mrow>
            <mrow>
              <mi>θ</mi>
              <mi>,</mi>
              <mi>ϕ</mi>
            </mrow>
          </mrow>
          <mo fence="true" form="postfix" stretchy="false">)</mo>
        </mrow>
        <mo stretchy="false">=</mo>
        <mfrac>
          <mrow>
            <msub>
              <mi>E</mi>
              <mi>ϕ</mi>
            </msub>
            <mrow>
              <mo fence="true" form="prefix" stretchy="false">(</mo>
              <mrow>
                <mrow>
                  <mi>θ</mi>
                  <mi>,</mi>
                  <mi>ϕ</mi>
                </mrow>
              </mrow>
              <mo fence="true" form="postfix" stretchy="false">)</mo>
            </mrow>
          </mrow>
          <msqrt>
            <mrow>
              <mo fence="true" form="prefix" stretchy="false">(</mo>
              <mrow>
                <mi>η</mi>
              </mrow>
              <mo fence="true" form="postfix" stretchy="false">)</mo>
            </mrow>
          </msqrt>
        </mfrac>
      </mrow>
    </mrow>
    <annotation encoding="StarMath 5.0">%sigma_%phi (%theta,%phi) = {E _ { %phi}(%theta,%phi)} over sqrt(%eta ) </annotation>
  </semantics>
</math>
</file>

<file path=Object 3/content.xml><?xml version="1.0" encoding="utf-8"?>
<math xmlns="http://www.w3.org/1998/Math/MathML" display="block">
  <semantics>
    <mrow>
      <mfrac>
        <mrow>
          <msub>
            <mi>v</mi>
            <mrow>
              <mo fence="true" form="prefix" stretchy="false">(</mo>
              <mrow>
                <mrow>
                  <mi>i</mi>
                  <mi>,</mi>
                  <mi>j</mi>
                </mrow>
              </mrow>
              <mo fence="true" form="postfix" stretchy="false">)</mo>
            </mrow>
          </msub>
          <mrow>
            <mo fence="true" form="prefix" stretchy="false">(</mo>
            <mrow>
              <mrow>
                <mi>θ</mi>
                <mi>,</mi>
                <mi>ϕ</mi>
              </mrow>
            </mrow>
            <mo fence="true" form="postfix" stretchy="false">)</mo>
          </mrow>
        </mrow>
        <msqrt>
          <mrow>
            <msub>
              <mi>W</mi>
              <mi mathvariant="italic">input</mi>
            </msub>
            <mo stretchy="false">⋅</mo>
            <mn>4</mn>
            <mo stretchy="false">⋅</mo>
            <mi>R</mi>
          </mrow>
        </msqrt>
      </mfrac>
      <mo stretchy="false">=</mo>
      <mrow>
        <mfrac>
          <mi>λ</mi>
          <mrow>
            <mn>4</mn>
            <mi>π</mi>
            <msqrt>
              <mi>η</mi>
            </msqrt>
          </mrow>
        </mfrac>
        <mo stretchy="false">⋅</mo>
        <mrow>
          <mo fence="true" form="prefix" stretchy="false">(</mo>
          <mrow>
            <mrow>
              <mrow>
                <mrow>
                  <msubsup>
                    <mi>d</mi>
                    <mi>θ</mi>
                    <mi>i</mi>
                  </msubsup>
                  <mrow>
                    <mo fence="true" form="prefix" stretchy="false">(</mo>
                    <mrow>
                      <mrow>
                        <mi>θ</mi>
                        <mi>,</mi>
                        <mi>ϕ</mi>
                      </mrow>
                    </mrow>
                    <mo fence="true" form="postfix" stretchy="false">)</mo>
                  </mrow>
                </mrow>
                <mo stretchy="false">⋅</mo>
                <mrow>
                  <msubsup>
                    <mi>d</mi>
                    <mi>θ</mi>
                    <mi>j</mi>
                  </msubsup>
                  <mrow>
                    <mo fence="true" form="prefix" stretchy="false">(</mo>
                    <mrow>
                      <mrow>
                        <mi>θ</mi>
                        <mi>,</mi>
                        <mi>ϕ</mi>
                      </mrow>
                    </mrow>
                    <mo fence="true" form="postfix" stretchy="false">)</mo>
                  </mrow>
                </mrow>
              </mrow>
              <mo stretchy="false">+</mo>
              <mrow>
                <mrow>
                  <msubsup>
                    <mi>d</mi>
                    <mi>ϕ</mi>
                    <mi>i</mi>
                  </msubsup>
                  <mrow>
                    <mo fence="true" form="prefix" stretchy="false">(</mo>
                    <mrow>
                      <mrow>
                        <mi>θ</mi>
                        <mi>,</mi>
                        <mi>ϕ</mi>
                      </mrow>
                    </mrow>
                    <mo fence="true" form="postfix" stretchy="false">)</mo>
                  </mrow>
                </mrow>
                <mo stretchy="false">⋅</mo>
                <mrow>
                  <msubsup>
                    <mi>d</mi>
                    <mi>ϕ</mi>
                    <mi>j</mi>
                  </msubsup>
                  <mrow>
                    <mo fence="true" form="prefix" stretchy="false">(</mo>
                    <mrow>
                      <mrow>
                        <mi>θ</mi>
                        <mi>,</mi>
                        <mi>ϕ</mi>
                      </mrow>
                    </mrow>
                    <mo fence="true" form="postfix" stretchy="false">)</mo>
                  </mrow>
                </mrow>
              </mrow>
            </mrow>
          </mrow>
          <mo fence="true" form="postfix" stretchy="false">)</mo>
        </mrow>
        <mo stretchy="false">⋅</mo>
        <msup>
          <mi>e</mi>
          <mrow>
            <mo fence="true" form="prefix" stretchy="false">(</mo>
            <mrow>
              <mrow>
                <mi>i</mi>
                <mo stretchy="false">⋅</mo>
                <mrow>
                  <mo fence="true" form="prefix" stretchy="false">(</mo>
                  <mrow>
                    <mrow>
                      <msub>
                        <mi mathvariant="normal">Φ</mi>
                        <mi>i</mi>
                      </msub>
                      <mo stretchy="false">+</mo>
                      <msub>
                        <mi mathvariant="normal">Φ</mi>
                        <mi>j</mi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sup>
      </mrow>
    </mrow>
    <annotation encoding="StarMath 5.0">{v_(i,j)(%theta,%phi)} over {sqrt{W_input cdot 4 cdot R }} = %lambda over {4%pi sqrt{%eta}} cdot ({d_%theta^i(%theta,%phi)} cdot {d_%theta^j(%theta,%phi)}+{d_%phi^i(%theta,%phi)} cdot {d_%phi^j(%theta,%phi)})cdot e^(i cdot (%PHI_i +%PHI_j))</annotation>
  </semantics>
</math>
</file>

<file path=Object 4/content.xml><?xml version="1.0" encoding="utf-8"?>
<math xmlns="http://www.w3.org/1998/Math/MathML" display="block">
  <semantics>
    <mrow>
      <mfrac>
        <msup>
          <mrow>
            <mo fence="true" form="prefix" stretchy="false">⟨</mo>
            <mrow>
              <msub>
                <mi>v</mi>
                <mrow>
                  <mo fence="true" form="prefix" stretchy="false">(</mo>
                  <mrow>
                    <mrow>
                      <mi>i</mi>
                      <mi>,</mi>
                      <mi>j</mi>
                    </mrow>
                  </mrow>
                  <mo fence="true" form="postfix" stretchy="false">)</mo>
                </mrow>
              </msub>
            </mrow>
            <mo fence="true" form="postfix" stretchy="false">⟩</mo>
          </mrow>
          <mn>2</mn>
        </msup>
        <mrow>
          <mn>4</mn>
          <mo stretchy="false">⋅</mo>
          <msub>
            <mi>R</mi>
            <mi mathvariant="italic">ant</mi>
          </msub>
        </mrow>
      </mfrac>
      <mo stretchy="false">=</mo>
      <mrow>
        <msub>
          <mi mathvariant="italic">Aeff</mi>
          <mrow>
            <mi>j</mi>
            <mi>,</mi>
            <mi>θ</mi>
          </mrow>
        </msub>
        <mo stretchy="false">⋅</mo>
        <mrow>
          <mrow>
            <mo fence="true" form="prefix" stretchy="false">|</mo>
            <mrow>
              <msubsup>
                <mi>S</mi>
                <mi>i</mi>
                <mi>θ</mi>
              </msubsup>
            </mrow>
            <mo fence="true" form="postfix" stretchy="false">|</mo>
          </mrow>
          <mo stretchy="false">+</mo>
          <msub>
            <mi mathvariant="italic">Aeff</mi>
            <mrow>
              <mi>j</mi>
              <mi>,</mi>
              <mi>ϕ</mi>
            </mrow>
          </msub>
        </mrow>
        <mo stretchy="false">⋅</mo>
        <mrow>
          <mo fence="true" form="prefix" stretchy="false">|</mo>
          <mrow>
            <msubsup>
              <mi>S</mi>
              <mi>i</mi>
              <mi>ϕ</mi>
            </msubsup>
          </mrow>
          <mo fence="true" form="postfix" stretchy="false">|</mo>
        </mrow>
      </mrow>
    </mrow>
    <annotation encoding="StarMath 5.0">langle v_(i,j) rangle^2 over {4 cdot R_ant} = {Aeff_{j,%theta}} cdot {lline {S_i^%theta} rline + Aeff_{j,%phi}} cdot {lline {S_i^%phi} rline}</annotation>
  </semantics>
</math>
</file>

<file path=Object 5/content.xml><?xml version="1.0" encoding="utf-8"?>
<math xmlns="http://www.w3.org/1998/Math/MathML" display="block">
  <semantics>
    <mrow>
      <mrow>
        <mo fence="true" form="prefix" stretchy="false">|</mo>
        <mrow>
          <mrow>
            <mi>S</mi>
            <mrow>
              <mo fence="true" form="prefix" stretchy="false">(</mo>
              <mrow>
                <mrow>
                  <mi>θ</mi>
                  <mi>,</mi>
                  <mi>ϕ</mi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sup>
          <mrow>
            <mo fence="true" form="prefix" stretchy="false">|</mo>
            <mrow>
              <mrow>
                <msub>
                  <mi>σ</mi>
                  <mi>θ</mi>
                </msub>
                <mrow>
                  <mo fence="true" form="prefix" stretchy="false">(</mo>
                  <mrow>
                    <mrow>
                      <mi>θ</mi>
                      <mi>,</mi>
                      <mi>ϕ</mi>
                    </mrow>
                  </mrow>
                  <mo fence="true" form="postfix" stretchy="false">)</mo>
                </mrow>
              </mrow>
            </mrow>
            <mo fence="true" form="postfix" stretchy="false">|</mo>
          </mrow>
          <mn>2</mn>
        </msup>
        <mo stretchy="false">+</mo>
        <msup>
          <mrow>
            <mo fence="true" form="prefix" stretchy="false">|</mo>
            <mrow>
              <mrow>
                <msub>
                  <mi>σ</mi>
                  <mi>ϕ</mi>
                </msub>
                <mrow>
                  <mo fence="true" form="prefix" stretchy="false">(</mo>
                  <mrow>
                    <mrow>
                      <mi>θ</mi>
                      <mi>,</mi>
                      <mi>ϕ</mi>
                    </mrow>
                  </mrow>
                  <mo fence="true" form="postfix" stretchy="false">)</mo>
                </mrow>
              </mrow>
            </mrow>
            <mo fence="true" form="postfix" stretchy="false">|</mo>
          </mrow>
          <mn>2</mn>
        </msup>
      </mrow>
    </mrow>
    <annotation encoding="StarMath 5.0">lline S (%theta,%phi) rline = lline %sigma_%theta (%theta,%phi) rline^2 + lline %sigma_%phi (%theta,%phi) rline^2</annotation>
  </semantics>
</math>
</file>

<file path=Object 6/content.xml><?xml version="1.0" encoding="utf-8"?>
<math xmlns="http://www.w3.org/1998/Math/MathML" display="block">
  <semantics>
    <mrow>
      <msub>
        <mi>P</mi>
        <mi mathvariant="italic">tot</mi>
      </msub>
      <mo stretchy="false">=</mo>
      <mrow>
        <munderover>
          <mo stretchy="false">∫</mo>
          <mrow>
            <mi>ϕ</mi>
            <mo stretchy="false">=</mo>
            <mn>0</mn>
          </mrow>
          <mrow>
            <mn>2</mn>
            <mi>π</mi>
          </mrow>
        </munderover>
        <mrow>
          <mrow>
            <munderover>
              <mo stretchy="false">∫</mo>
              <mrow>
                <mi>θ</mi>
                <mo stretchy="false">=</mo>
                <mn>0</mn>
              </mrow>
              <mi>π</mi>
            </munderover>
            <mrow>
              <mo fence="true" form="prefix" stretchy="false">(</mo>
              <mrow>
                <mrow>
                  <mrow>
                    <msup>
                      <mrow>
                        <mo fence="true" form="prefix" stretchy="false">|</mo>
                        <mrow>
                          <msub>
                            <mi>E</mi>
                            <mi>θ</mi>
                          </msub>
                        </mrow>
                        <mo fence="true" form="postfix" stretchy="false">|</mo>
                      </mrow>
                      <mn>2</mn>
                    </msup>
                    <mo stretchy="false">+</mo>
                    <msup>
                      <mrow>
                        <mo fence="true" form="prefix" stretchy="false">|</mo>
                        <mrow>
                          <msub>
                            <mi>E</mi>
                            <mi>ϕ</mi>
                          </msub>
                        </mrow>
                        <mo fence="true" form="postfix" stretchy="false">|</mo>
                      </mrow>
                      <mn>2</mn>
                    </msup>
                  </mrow>
                  <mi>sin</mi>
                  <mrow>
                    <mo fence="true" form="prefix" stretchy="false">(</mo>
                    <mrow>
                      <mi>θ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  <mi>d</mi>
          <mi>θ</mi>
          <mi>d</mi>
          <mi>ϕ</mi>
        </mrow>
      </mrow>
    </mrow>
    <annotation encoding="StarMath 5.0">P_tot = { int to { 2 %pi } from { %phi = 0 } { int to { %pi } from { %theta = 0 } (lline E_%theta rline^2 + lline E_%phi rline^2 sin(%theta) ) d%theta d%phi   }  }</annotation>
  </semantics>
</math>
</file>

<file path=Object 7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row>
              <mi>θ</mi>
              <mi>,</mi>
              <mi>ϕ</mi>
            </mrow>
          </mrow>
          <mo fence="true" form="postfix" stretchy="false">)</mo>
        </mrow>
        <mo stretchy="false">=</mo>
        <mfrac>
          <mrow>
            <mn>4</mn>
            <mi>π</mi>
            <mrow>
              <mo fence="true" form="prefix" stretchy="false">(</mo>
              <mrow>
                <mrow>
                  <msup>
                    <mrow>
                      <mo fence="true" form="prefix" stretchy="false">|</mo>
                      <mrow>
                        <mrow>
                          <msub>
                            <mi>E</mi>
                            <mi>θ</mi>
                          </msub>
                          <mrow>
                            <mo fence="true" form="prefix" stretchy="false">(</mo>
                            <mrow>
                              <mrow>
                                <mi>θ</mi>
                                <mi>,</mi>
                                <mi>ϕ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|</mo>
                    </mrow>
                    <mn>2</mn>
                  </msup>
                  <mo stretchy="false">+</mo>
                  <msup>
                    <mrow>
                      <mo fence="true" form="prefix" stretchy="false">|</mo>
                      <mrow>
                        <mrow>
                          <msub>
                            <mi>E</mi>
                            <mi>ϕ</mi>
                          </msub>
                          <mrow>
                            <mo fence="true" form="prefix" stretchy="false">(</mo>
                            <mrow>
                              <mrow>
                                <mi>θ</mi>
                                <mi>,</mi>
                                <mi>ϕ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|</mo>
                    </mrow>
                    <mn>2</mn>
                  </msup>
                </mrow>
              </mrow>
              <mo fence="true" form="postfix" stretchy="false">)</mo>
            </mrow>
          </mrow>
          <msub>
            <mi>P</mi>
            <mi mathvariant="italic">tot</mi>
          </msub>
        </mfrac>
      </mrow>
    </mrow>
    <annotation encoding="StarMath 5.0">D(%theta,%phi)={4%pi (lline E_%theta(%theta,%phi) rline^2 + lline E_%phi(%theta,%phi) rline^2)} over P_tot</annotation>
  </semantics>
</math>
</file>

<file path=Object 8/content.xml><?xml version="1.0" encoding="utf-8"?>
<math xmlns="http://www.w3.org/1998/Math/MathML" display="block">
  <semantics>
    <mrow>
      <msub>
        <mi>d</mi>
        <mi>θ</mi>
      </msub>
      <mrow>
        <mrow>
          <mo fence="true" form="prefix" stretchy="false">(</mo>
          <mrow>
            <mrow>
              <mi>θ</mi>
              <mi>,</mi>
              <mi>ϕ</mi>
            </mrow>
          </mrow>
          <mo fence="true" form="postfix" stretchy="false">)</mo>
        </mrow>
        <mo stretchy="false">=</mo>
        <mfrac>
          <mrow>
            <msqrt>
              <mrow>
                <mn>4</mn>
                <mi>π</mi>
              </mrow>
            </msqrt>
            <mrow>
              <msub>
                <mi>E</mi>
                <mi>θ</mi>
              </msub>
              <mrow>
                <mo fence="true" form="prefix" stretchy="false">(</mo>
                <mrow>
                  <mrow>
                    <mi>θ</mi>
                    <mi>,</mi>
                    <mi>ϕ</mi>
                  </mrow>
                </mrow>
                <mo fence="true" form="postfix" stretchy="false">)</mo>
              </mrow>
            </mrow>
          </mrow>
          <msub>
            <mi>P</mi>
            <mi mathvariant="italic">tot</mi>
          </msub>
        </mfrac>
      </mrow>
    </mrow>
    <annotation encoding="StarMath 5.0">d_%theta(%theta,%phi)={sqrt{4%pi} {E_%theta(%theta,%phi)}} over P_tot</annotation>
  </semantics>
</math>
</file>

<file path=Object 9/content.xml><?xml version="1.0" encoding="utf-8"?>
<math xmlns="http://www.w3.org/1998/Math/MathML" display="block">
  <semantics>
    <mrow>
      <msub>
        <mi>d</mi>
        <mi>θ</mi>
      </msub>
      <mrow>
        <mrow>
          <mo fence="true" form="prefix" stretchy="false">(</mo>
          <mrow>
            <mrow>
              <mi>θ</mi>
              <mi>,</mi>
              <mi>ϕ</mi>
            </mrow>
          </mrow>
          <mo fence="true" form="postfix" stretchy="false">)</mo>
        </mrow>
        <mo stretchy="false">=</mo>
        <mfrac>
          <mrow>
            <msqrt>
              <mrow>
                <mn>4</mn>
                <mi>π</mi>
              </mrow>
            </msqrt>
            <mrow>
              <msub>
                <mi>E</mi>
                <mi>θ</mi>
              </msub>
              <mrow>
                <mo fence="true" form="prefix" stretchy="false">(</mo>
                <mrow>
                  <mrow>
                    <mi>θ</mi>
                    <mi>,</mi>
                    <mi>ϕ</mi>
                  </mrow>
                </mrow>
                <mo fence="true" form="postfix" stretchy="false">)</mo>
              </mrow>
            </mrow>
          </mrow>
          <msub>
            <mi>P</mi>
            <mi mathvariant="italic">tot</mi>
          </msub>
        </mfrac>
      </mrow>
    </mrow>
    <annotation encoding="StarMath 5.0">d_%theta(%theta,%phi)={sqrt{4%pi} {E_%theta(%theta,%phi)}} over P_tot</annotation>
  </semantics>
</math>
</file>